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0.81pt"/>
    </style:style>
    <style:style style:name="co3" style:family="table-column">
      <style:table-column-properties fo:break-before="auto" style:column-width="5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font-name="Monospace" style:font-name-asian="Monospace" style:font-name-complex="Monospace"/>
    </style:style>
    <style:style style:name="ce4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23.1pt" svg:height="556.41pt" svg:x="622.01pt" svg:y="94.88pt">
            <loext:p draw:notify-on-update-of-ranges="Sheet1.F9:Sheet1.G9 Sheet1.E10:Sheet1.E10 Sheet1.F10:Sheet1.G10 Sheet1.E11:Sheet1.E11 Sheet1.F11:Sheet1.G11 Sheet1.E12:Sheet1.E12 Sheet1.F12:Sheet1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P = 60%</text:p>
          </table:table-cell>
          <table:table-cell table:style-name="ce1" office:value-type="string" calcext:value-type="string">
            <text:p>P = 80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n-distributed </text:p>
          </table:table-cell>
          <table:table-cell table:style-name="ce3" office:value-type="float" office:value="1079042" calcext:value-type="float">
            <text:p>1079042</text:p>
          </table:table-cell>
          <table:table-cell table:style-name="ce3" office:value-type="float" office:value="1011652" calcext:value-type="float">
            <text:p>10116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tributed on All </text:p>
          </table:table-cell>
          <table:table-cell table:style-name="ce3" office:value-type="float" office:value="1074010" calcext:value-type="float">
            <text:p>1074010</text:p>
          </table:table-cell>
          <table:table-cell table:style-name="ce4" office:value-type="float" office:value="930579" calcext:value-type="float">
            <text:p>9305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stributed based on vessels type</text:p>
          </table:table-cell>
          <table:table-cell table:style-name="ce3" office:value-type="float" office:value="1054406" calcext:value-type="float">
            <text:p>1054406</text:p>
          </table:table-cell>
          <table:table-cell table:style-name="ce3" office:value-type="float" office:value="916673" calcext:value-type="float">
            <text:p>9166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09:47:05.573976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25:04.639340476</meta:creation-date>
    <dc:date>2017-11-16T09:56:27.762367017</dc:date>
    <meta:editing-duration>PT25M11S</meta:editing-duration>
    <meta:editing-cycles>6</meta:editing-cycles>
    <meta:generator>LibreOffice/5.3.1.2$Linux_X86_64 LibreOffice_project/30m0$Build-2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38cm" svg:height="19.63cm" xlink:href=".." xlink:type="simple" chart:class="chart:bar" chart:style-name="ch1">
        <chart:title svg:x="12.307cm" svg:y="0.527cm" chart:style-name="ch2">
          <text:p>Cumulative Loss</text:p>
        </chart:title>
        <chart:legend chart:legend-position="bottom" svg:x="8.542cm" svg:y="18.9cm" style:legend-expansion="wide" chart:style-name="ch3"/>
        <chart:plot-area chart:style-name="ch4" table:cell-range-address="Sheet1.E9:Sheet1.G12" chart:data-source-has-labels="both" svg:x="0.58cm" svg:y="1.82cm" svg:width="27.878cm" svg:height="16.688cm">
          <chartooo:coordinate-region svg:x="2.127cm" svg:y="1.993cm" svg:width="26.331cm" svg:height="15.921cm"/>
          <chart:axis chart:dimension="x" chart:name="primary-x" chart:style-name="ch5" chartooo:axis-type="auto">
            <chartooo:date-scale/>
            <chart:categories table:cell-range-address="Sheet1.F9:Sheet1.G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10:Sheet1.G10" chart:label-cell-address="Sheet1.E10:Sheet1.E10" chart:class="chart:bar">
            <chart:data-point chart:repeated="2"/>
          </chart:series>
          <chart:series chart:style-name="ch9" chart:values-cell-range-address="Sheet1.F11:Sheet1.G11" chart:label-cell-address="Sheet1.E11:Sheet1.E11" chart:class="chart:bar">
            <chart:data-point chart:repeated="2"/>
          </chart:series>
          <chart:series chart:style-name="ch10" chart:values-cell-range-address="Sheet1.F12:Sheet1.G12" chart:label-cell-address="Sheet1.E12:Sheet1.E1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= 60%</text:p>
                <draw:g>
                  <svg:desc>Sheet1.F9:Sheet1.G9</svg:desc>
                </draw:g>
              </table:table-cell>
              <table:table-cell office:value-type="string">
                <text:p>P = 80%</text:p>
              </table:table-cell>
            </table:table-row>
          </table:table-header-rows>
          <table:table-rows>
            <table:table-row>
              <table:table-cell office:value-type="string">
                <text:p>Non-distributed </text:p>
                <draw:g>
                  <svg:desc>Sheet1.E10:Sheet1.E10</svg:desc>
                </draw:g>
              </table:table-cell>
              <table:table-cell office:value-type="float" office:value="1079042">
                <text:p>1079042</text:p>
                <draw:g>
                  <svg:desc>Sheet1.F10:Sheet1.G10</svg:desc>
                </draw:g>
              </table:table-cell>
              <table:table-cell office:value-type="float" office:value="1011652">
                <text:p>1011652</text:p>
              </table:table-cell>
            </table:table-row>
            <table:table-row>
              <table:table-cell office:value-type="string">
                <text:p>Distributed on All </text:p>
                <draw:g>
                  <svg:desc>Sheet1.E11:Sheet1.E11</svg:desc>
                </draw:g>
              </table:table-cell>
              <table:table-cell office:value-type="float" office:value="1074010">
                <text:p>1074010</text:p>
                <draw:g>
                  <svg:desc>Sheet1.F11:Sheet1.G11</svg:desc>
                </draw:g>
              </table:table-cell>
              <table:table-cell office:value-type="float" office:value="930579">
                <text:p>930579</text:p>
              </table:table-cell>
            </table:table-row>
            <table:table-row>
              <table:table-cell office:value-type="string">
                <text:p>Distributed based on vessels type</text:p>
                <draw:g>
                  <svg:desc>Sheet1.E12:Sheet1.E12</svg:desc>
                </draw:g>
              </table:table-cell>
              <table:table-cell office:value-type="float" office:value="1054406">
                <text:p>1054406</text:p>
                <draw:g>
                  <svg:desc>Sheet1.F12:Sheet1.G12</svg:desc>
                </draw:g>
              </table:table-cell>
              <table:table-cell office:value-type="float" office:value="916673">
                <text:p>916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